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PPhysics1Topic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Position, Velocity, and Acceleration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Representations of Motion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Systems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The Gravitational Field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Contact Forces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Newton’s First Law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Newton’s Third Law and Free-Body Diagrams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string" calcext:value-type="string">
            <text:p>Newton’s Second Law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string" calcext:value-type="string">
            <text:p>Applications of Newton’s Second Law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Vector Fields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Fundamental Forces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Gravitational and Electric Forces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Gravitational Field/Acceleration Due to Gravity on Different Planets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Inertial vs Gravitational Mass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Centripetal Acceleration and Centripetal Force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string" calcext:value-type="string">
            <text:p>Free-Body Diagrams for Objects in Uniform Circular Motion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string" calcext:value-type="string">
            <text:p>Applications of Circular Motion and Gravitation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pen and Closed Systems: Energy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Work and Mechanical Energy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Conservation of Energy, the Work-Energy Principle, and Power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Momentum and Impulse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Representations of Changes in Momentum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pen and Closed Systems: Momentum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Conservation of Linear Momentum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Period of Simple Harmonic Oscillators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Energy of a Simple Harmonic Oscillator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Rotational Kinematics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Torque and Angular Acceleration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Angular Momentum and Torque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string" calcext:value-type="string">
            <text:p>Conservation of Angular Momentum</text:p>
          </table:table-cell>
        </table:table-row>
        <table:table-row table:style-name="ro1">
          <table:table-cell office:value-type="string" calcext:value-type="string">
            <text:p>optics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circuits</text:p>
          </table:table-cell>
          <table:table-cell office:value-type="string" calcext:value-type="string">
            <text:p>Electrical Circuits</text:p>
          </table:table-cell>
        </table:table-row>
        <table:table-row table:style-name="ro1">
          <table:table-cell office:value-type="string" calcext:value-type="string">
            <text:p>atomic</text:p>
          </table:table-cell>
          <table:table-cell office:value-type="string" calcext:value-type="string">
            <text:p>Atomic and Nuclear Physics</text:p>
          </table:table-cell>
        </table:table-row>
        <table:table-row table:style-name="ro1">
          <table:table-cell office:value-type="string" calcext:value-type="string">
            <text:p>electromagnetism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Experimental Physics</text:p>
          </table:table-cell>
        </table:table-row>
        <table:table-row table:style-name="ro1">
          <table:table-cell office:value-type="string" calcext:value-type="string">
            <text:p>thermodynamics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waves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fluids</text:p>
          </table:table-cell>
          <table:table-cell office:value-type="string" calcext:value-type="string">
            <text:p>Fluid Mechani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17:28:44.7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8T14:02:06.154000000</meta:creation-date>
    <meta:generator>LibreOffice/7.2.5.2$Windows_X86_64 LibreOffice_project/499f9727c189e6ef3471021d6132d4c694f357e5</meta:generator>
    <dc:date>2023-04-17T17:28:21.335000000</dc:date>
    <meta:editing-duration>P5DT6H45M27S</meta:editing-duration>
    <meta:editing-cycles>81</meta:editing-cycles>
    <meta:document-statistic meta:table-count="1" meta:cell-count="78" meta:object-count="0"/>
  </office:meta>
</office:document-meta>
</file>